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8423" officeooo:paragraph-rsid="00098423"/>
    </style:style>
    <style:style style:name="P2" style:family="paragraph" style:parent-style-name="Standard">
      <style:text-properties officeooo:rsid="00098423" officeooo:paragraph-rsid="000a1192"/>
    </style:style>
    <style:style style:name="P3" style:family="paragraph" style:parent-style-name="Standard">
      <style:paragraph-properties fo:line-height="115%"/>
      <style:text-properties officeooo:rsid="00098423" officeooo:paragraph-rsid="000a1192"/>
    </style:style>
    <style:style style:name="P4" style:family="paragraph" style:parent-style-name="Standard">
      <style:text-properties fo:color="#ed1c24" fo:font-size="16pt" fo:font-weight="bold" officeooo:rsid="00098423" officeooo:paragraph-rsid="00098423" style:font-size-asian="16pt" style:font-weight-asian="bold" style:font-size-complex="16pt" style:font-weight-complex="bold"/>
    </style:style>
    <style:style style:name="P5" style:family="paragraph" style:parent-style-name="Standard">
      <style:text-properties fo:color="#ed1c24" fo:font-size="16pt" fo:font-weight="bold" officeooo:rsid="000a1192" officeooo:paragraph-rsid="000a119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ed1c24" fo:font-size="16pt" fo:font-weight="bold" officeooo:rsid="000a1192" officeooo:paragraph-rsid="000a1192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66b3" fo:font-size="16pt" fo:font-weight="bold" officeooo:rsid="00098423" officeooo:paragraph-rsid="00098423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66b3" fo:font-size="16pt" fo:font-weight="bold" officeooo:rsid="000a1192" officeooo:paragraph-rsid="000a1192" style:font-size-asian="16pt" style:font-weight-asian="bold" style:font-size-complex="16pt" style:font-weight-complex="bold"/>
    </style:style>
    <style:style style:name="P9" style:family="paragraph" style:parent-style-name="Standard" style:list-style-name="L3">
      <style:paragraph-properties fo:line-height="115%"/>
      <style:text-properties fo:color="#000000" fo:font-size="12pt" officeooo:rsid="00098423" officeooo:paragraph-rsid="00098423" style:font-size-asian="12pt" style:font-size-complex="12pt"/>
    </style:style>
    <style:style style:name="P10" style:family="paragraph" style:parent-style-name="Standard" style:list-style-name="L2">
      <style:paragraph-properties fo:line-height="115%"/>
      <style:text-properties fo:color="#000000" fo:font-size="12pt" officeooo:rsid="00098423" officeooo:paragraph-rsid="000a1192" style:font-size-asian="10.5pt" style:font-size-complex="12pt"/>
    </style:style>
    <style:style style:name="P11" style:family="paragraph" style:parent-style-name="Standard" style:list-style-name="L2">
      <style:paragraph-properties fo:line-height="115%"/>
      <style:text-properties fo:color="#000000" fo:font-size="12pt" officeooo:rsid="00098423" officeooo:paragraph-rsid="000c07cd" style:font-size-asian="10.5pt" style:font-size-complex="12pt"/>
    </style:style>
    <style:style style:name="P12" style:family="paragraph" style:parent-style-name="Standard" style:list-style-name="L2">
      <style:paragraph-properties fo:line-height="115%"/>
      <style:text-properties fo:color="#000000" fo:font-size="12pt" officeooo:rsid="000a1192" officeooo:paragraph-rsid="000c07cd" style:font-size-asian="10.5pt" style:font-size-complex="12pt"/>
    </style:style>
    <style:style style:name="P13" style:family="paragraph" style:parent-style-name="Standard">
      <style:text-properties fo:color="#000000" fo:font-size="13pt" fo:font-style="normal" style:text-underline-style="none" fo:font-weight="bold" officeooo:rsid="00098423" officeooo:paragraph-rsid="00098423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text-properties fo:color="#000000" fo:font-size="13pt" fo:font-style="normal" style:text-underline-style="none" fo:font-weight="bold" officeooo:rsid="00098423" officeooo:paragraph-rsid="000a1192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text-properties fo:color="#000000" fo:font-size="13pt" fo:font-weight="bold" officeooo:rsid="00098423" officeooo:paragraph-rsid="000a1192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115%"/>
      <style:text-properties fo:color="#000000" fo:font-size="13pt" fo:font-weight="bold" officeooo:rsid="00098423" officeooo:paragraph-rsid="00098423" style:font-size-asian="13pt" style:font-weight-asian="bold" style:font-size-complex="13pt" style:font-weight-complex="bold"/>
    </style:style>
    <style:style style:name="P17" style:family="paragraph" style:parent-style-name="Standard">
      <style:text-properties officeooo:paragraph-rsid="00098423"/>
    </style:style>
    <style:style style:name="P18" style:family="paragraph" style:parent-style-name="Standard" style:list-style-name="L7">
      <style:paragraph-properties fo:line-height="115%"/>
      <style:text-properties officeooo:rsid="000b569b" officeooo:paragraph-rsid="000b569b"/>
    </style:style>
    <style:style style:name="P19" style:family="paragraph" style:parent-style-name="Standard" style:list-style-name="L1">
      <style:paragraph-properties fo:line-height="115%"/>
      <style:text-properties officeooo:paragraph-rsid="00098423"/>
    </style:style>
    <style:style style:name="P20" style:family="paragraph" style:parent-style-name="Standard" style:list-style-name="L2">
      <style:paragraph-properties fo:line-height="115%"/>
      <style:text-properties officeooo:paragraph-rsid="000c07cd"/>
    </style:style>
    <style:style style:name="P21" style:family="paragraph" style:parent-style-name="Standard" style:list-style-name="L8">
      <style:paragraph-properties fo:line-height="115%"/>
      <style:text-properties officeooo:paragraph-rsid="000a1192"/>
    </style:style>
    <style:style style:name="P22" style:family="paragraph" style:parent-style-name="Standard" style:list-style-name="L8">
      <style:paragraph-properties fo:line-height="115%"/>
      <style:text-properties officeooo:paragraph-rsid="000b569b"/>
    </style:style>
    <style:style style:name="P23" style:family="paragraph" style:parent-style-name="Standard" style:list-style-name="L8">
      <style:paragraph-properties fo:line-height="115%" fo:text-align="start" style:justify-single-word="false"/>
      <style:text-properties officeooo:paragraph-rsid="000b569b"/>
    </style:style>
    <style:style style:name="P24" style:family="paragraph" style:parent-style-name="Standard" style:list-style-name="L8">
      <style:paragraph-properties fo:line-height="115%" fo:text-align="start" style:justify-single-word="false"/>
      <style:text-properties officeooo:rsid="000c5abe" officeooo:paragraph-rsid="000c5abe"/>
    </style:style>
    <style:style style:name="T1" style:family="text">
      <style:text-properties officeooo:rsid="00098423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fo:color="#000000" fo:font-size="12pt" officeooo:rsid="00098423" style:font-size-asian="12pt" style:font-size-complex="12pt"/>
    </style:style>
    <style:style style:name="T4" style:family="text">
      <style:text-properties fo:color="#000000" fo:font-size="12pt" officeooo:rsid="000b569b" style:font-size-asian="12pt" style:font-size-complex="12pt"/>
    </style:style>
    <style:style style:name="T5" style:family="text">
      <style:text-properties fo:color="#000000" fo:font-size="12pt" officeooo:rsid="00101e44" style:font-size-asian="12pt" style:font-size-complex="12pt"/>
    </style:style>
    <style:style style:name="T6" style:family="text">
      <style:text-properties fo:color="#000000" fo:font-size="12pt" style:font-size-asian="10.5pt" style:font-size-complex="12pt"/>
    </style:style>
    <style:style style:name="T7" style:family="text">
      <style:text-properties fo:color="#000000" fo:font-size="12pt" officeooo:rsid="000a1192" style:font-size-asian="10.5pt" style:font-size-complex="12pt"/>
    </style:style>
    <style:style style:name="T8" style:family="text">
      <style:text-properties fo:color="#000000" fo:font-size="12pt" officeooo:rsid="000c07cd" style:font-size-asian="10.5pt" style:font-size-complex="12pt"/>
    </style:style>
    <style:style style:name="T9" style:family="text">
      <style:text-properties fo:color="#000000" fo:font-size="12pt" officeooo:rsid="000dbb28" style:font-size-asian="10.5pt" style:font-size-complex="12pt"/>
    </style:style>
    <style:style style:name="T10" style:family="text">
      <style:text-properties fo:color="#000000" fo:font-size="12pt" officeooo:rsid="000f8e3e" style:font-size-asian="10.5pt" style:font-size-complex="12pt"/>
    </style:style>
    <style:style style:name="T11" style:family="text">
      <style:text-properties fo:color="#000000" fo:font-size="12pt" fo:font-weight="normal" officeooo:rsid="000b569b" style:font-size-asian="12pt" style:font-weight-asian="normal" style:font-size-complex="12pt" style:font-weight-complex="normal"/>
    </style:style>
    <style:style style:name="T12" style:family="text">
      <style:text-properties fo:color="#000000" fo:font-size="12pt" fo:font-weight="normal" officeooo:rsid="00098423" style:font-size-asian="12pt" style:font-weight-asian="normal" style:font-size-complex="12pt" style:font-weight-complex="normal"/>
    </style:style>
    <style:style style:name="T13" style:family="text">
      <style:text-properties fo:color="#000000" fo:font-size="12pt" style:text-underline-style="solid" style:text-underline-width="auto" style:text-underline-color="font-color" officeooo:rsid="000b569b" style:font-size-asian="12pt" style:font-size-complex="12pt"/>
    </style:style>
    <style:style style:name="T14" style:family="text">
      <style:text-properties fo:color="#000000" fo:font-size="12pt" style:text-underline-style="solid" style:text-underline-width="auto" style:text-underline-color="font-color" officeooo:rsid="000a1192" style:font-size-asian="12pt" style:font-size-complex="12pt"/>
    </style:style>
    <style:style style:name="T15" style:family="text">
      <style:text-properties fo:color="#000000" fo:font-size="12pt" style:text-underline-style="solid" style:text-underline-width="auto" style:text-underline-color="font-color" officeooo:rsid="00098423" style:font-size-asian="12pt" style:font-size-complex="12pt"/>
    </style:style>
    <style:style style:name="T16" style:family="text">
      <style:text-properties fo:color="#000000" fo:font-size="12pt" style:text-underline-style="solid" style:text-underline-width="auto" style:text-underline-color="font-color" officeooo:rsid="000f8c45" style:font-size-asian="12pt" style:font-size-complex="12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0c07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ick start </text:p>
      <text:p text:style-name="P4"/>
      <text:p text:style-name="P7">1. Simulation</text:p>
      <text:p text:style-name="P1"/>
      <text:p text:style-name="P13">1.1 Einstellung</text:p>
      <text:list xml:id="list1986163657" text:style-name="L2">
        <text:list-item>
          <text:p text:style-name="P11">Die Position von dem Gegenstand in object_position.cpp <text:span text:style-name="T18">(nach Änderung kompilieren)</text:span></text:p>
        </text:list-item>
        <text:list-item>
          <text:p text:style-name="P11">Die Startposition des Endeffektors in trajectory_planning.cpp <text:span text:style-name="T18">(nach Änderung kompilieren)</text:span></text:p>
        </text:list-item>
        <text:list-item>
          <text:p text:style-name="P12">Geschwindigkeit in moveit_execution.cpp (move_group.setMaxVelocityScalingFactor()) <text:span text:style-name="T18">(nach Änderung kompilieren)</text:span></text:p>
        </text:list-item>
      </text:list>
      <text:p text:style-name="P1"/>
      <text:p text:style-name="P1"/>
      <text:p text:style-name="P16">1.2 Ausführung</text:p>
      <text:list xml:id="list4118538528" text:style-name="L3">
        <text:list-item>
          <text:p text:style-name="P9">joint limits in /home/jan-philipp/catkin_ws/src/fmauch_universal_robot/ur10_e_moveit_config/config <text:span text:style-name="T17">kommentieren</text:span>. </text:p>
        </text:list-item>
      </text:list>
      <text:list xml:id="list48446812" text:style-name="L1">
        <text:list-item>
          <text:p text:style-name="P19"><text:span text:style-name="T3">roslaunch ur10_e_moveit_config demo.launch limited:=true</text:span></text:p>
        </text:list-item>
        <text:list-item>
          <text:p text:style-name="P19"><text:span text:style-name="T3">roslaunch trajectory_planning trajectory_planning.launch</text:span></text:p>
        </text:list-item>
      </text:list>
      <text:p text:style-name="P17"><text:span text:style-name="T3"/></text:p>
      <text:p text:style-name="P8"/>
      <text:p text:style-name="P8"><text:span text:style-name="T1">2. Echter</text:span> <text:span text:style-name="T1">Roboter</text:span></text:p>
      <text:p text:style-name="P8"/>
      <text:p text:style-name="P14">1.1 Einstellung</text:p>
      <text:list xml:id="list113912363097314" text:continue-list="list1986163657" text:style-name="L2">
        <text:list-item>
          <text:p text:style-name="P10">Die Position von dem Gegenstand in object_position.cpp <text:span text:style-name="T18">(nach Änderung kompilieren)</text:span></text:p>
        </text:list-item>
        <text:list-item>
          <text:p text:style-name="P11">Die Startposition des Endeffektors in trajectory_planning.cpp <text:span text:style-name="T18">(nach Änderung kompilieren)</text:span></text:p>
        </text:list-item>
        <text:list-item>
          <text:p text:style-name="P20"><text:span text:style-name="T7">Geschwindigkeit auf dem Teach Pendant </text:span></text:p>
        </text:list-item>
      </text:list>
      <text:list xml:id="list396012278" text:style-name="L7">
        <text:list-item>
          <text:p text:style-name="P18"><text:span text:style-name="T6">IP-adresse von Remote</text:span><text:span text:style-name="T10">r</text:span><text:span text:style-name="T6"> und Roboter </text:span><text:span text:style-name="T10">prüfen</text:span></text:p>
        </text:list-item>
      </text:list>
      <text:p text:style-name="P3"/>
      <text:p text:style-name="P2"/>
      <text:p text:style-name="P15">1.2 Ausführung</text:p>
      <text:list xml:id="list460619819" text:style-name="L8">
        <text:list-item>
          <text:p text:style-name="P21"><text:span text:style-name="T3">joint limits in /home/jan-philipp/catkin_ws/src/fmauch_universal_robot/ur10_e_moveit_config/config </text:span><text:span text:style-name="T14">un</text:span><text:span text:style-name="T15">kommentieren</text:span><text:span text:style-name="T3">. </text:span></text:p>
        </text:list-item>
        <text:list-item>
          <text:p text:style-name="P21"><text:span text:style-name="T3">roslaunch ur_robot_driver ur10e_bringup.launch limited:=true robot_ip:=192.168.56.2 kinematics_config:=/home/jan-philipp/catkin_ws/src/my_robot_calibration.yaml</text:span></text:p>
        </text:list-item>
        <text:list-item>
          <text:p text:style-name="P22"><text:span text:style-name="T4">Programm auf dem Teach Pendant (Program/URCaps) starten </text:span></text:p>
        </text:list-item>
        <text:list-item>
          <text:p text:style-name="P22"><text:span text:style-name="T4">roslaunch ur10_e_moveit_config ur10_e_moveit_planning_execution.launch </text:span><text:span text:style-name="T5">limited</text:span><text:span text:style-name="T4">:=true </text:span></text:p>
        </text:list-item>
        <text:list-item>
          <text:p text:style-name="P23"><text:span text:style-name="T13">Falls mit </text:span><text:span text:style-name="T16">R</text:span><text:span text:style-name="T13">viz</text:span><text:span text:style-name="T4">: roslaunch ur10_e_moveit_config moveit_rviz.launch config:=true</text:span></text:p>
        </text:list-item>
        <text:list-item>
          <text:p text:style-name="P24"><text:span text:style-name="T4">A</text:span><text:span text:style-name="T2">lternative zu 4 und 5: roslaunch trajectory_planning planning_execution_rviz.launch limited:=true</text:span></text:p>
        </text:list-item>
        <text:list-item>
          <text:p text:style-name="P21"><text:span text:style-name="T11">roslaunch</text:span><text:span text:style-name="T12"> trajectory_planning </text:span><text:span text:style-name="T11">trajectory_planning.launch</text:span></text:p>
          <text:p text:style-name="P21"><text:span text:style-name="T11"/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0:19:20.373782623</meta:creation-date>
    <dc:date>2020-09-18T11:38:34.349385874</dc:date>
    <meta:editing-duration>PT58M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41" meta:character-count="1528" meta:non-whitespace-character-count="1422"/>
  </office:meta>
</office:document-meta>
</file>